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Table_20_Contents">
      <style:text-properties style:font-name="Arial"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number-columns-repeated="2"/>
        <table:table-row table:style-name="TableLine2729761049024">
          <table:table-cell table:style-name="Tabela1.A1" office:value-type="string">
            <text:p text:style-name="P1">Some of the world's largest enterprises are running their mission-critical workloads on Oracle's next generation cloud platform called Oracle Cloud Infrastructure. And today, I'm really excited to tell you more about it. In this lesson, you will see a general overview of what you can do in OCI. Let's get started.</text:p>
            <text:p text:style-name="P1"/>
            <text:p text:style-name="P1">To keep things simple, let us break them down into seven major categories, Core Infrastructure, Database Services, Data and AI, Analytics, Governance and Administration, Developer Services, and Application Services.</text:p>
            <text:p text:style-name="P1"/>
            <text:p text:style-name="P1">But first, the foundation of any cloud platform is the global footprint of regions. We have many generally available regions in the world, along with Multi-Cloud support with Microsoft Azure and a differentiated hybrid offering called Dedicated Region Cloud at Customer.</text:p>
            <text:p text:style-name="P1"/>
            <text:p text:style-name="P1">We have building blocks on top of this global footprint, the seven categories we just mentioned. At the very bottom, we have the core primitives-- compute, storage, and networking. Compute Services cover Virtual Machines, Bare Metal Servers, containers, a managed Kubernetes Service, and a managed VMWare Service.</text:p>
            <text:p text:style-name="P1"/>
            <text:p text:style-name="P1"/>
            <text:p text:style-name="P1">These services are primarily for performing calculations, executing logic, and running applications. Cloud storage includes disks attached to Virtual Machines, file storage, object storage, archive storage, and data migration services. OCI offers a complete range of storage services for you to store, access, govern, and analyze your structured or unstructured data.</text:p>
            <text:p text:style-name="P1"/>
            <text:p text:style-name="P1"/>
            <text:p text:style-name="P1"/>
            <text:p text:style-name="P1">Networking features let you set up software defined private networks in Oracle Cloud. OCI provides the broadest and deepest set of networking services with the highest reliability, most security features, and highest performance.</text:p>
            <text:p text:style-name="P1"/>
            <text:p text:style-name="P1"/>
            <text:p text:style-name="P1">Then we have Database Services, we have multiple flavors of database services, both Oracle and open source. We are the only cloud that runs Autonomous Databases and multiple flavors of it, including OLTP, OLAP, and JSON.</text:p>
            <text:p text:style-name="P1"/>
            <text:p text:style-name="P1"/>
            <text:p text:style-name="P1">And then you can run databases and virtual machines, Bare Metal servers, or even Exadata in the cloud. You can also run open source databases, such as MySQL and NoSQL in the Oracle Cloud Infrastructure.</text:p>
            <text:p text:style-name="P1"/>
            <text:p text:style-name="P1">Data and AI Services, we have a managed Apache <text:soft-page-break/>Spark service called Dataflow, a managed service for tracking data artifacts across OCI called Data Catalog, and a managed service for data ingestion and ETL called Data Integration.</text:p>
            <text:p text:style-name="P1"/>
            <text:p text:style-name="P1"/>
            <text:p text:style-name="P1">We also have a managed data science platform for machine learning models and training. We also have a managed Apache Kafka Service for event streaming use cases.</text:p>
            <text:p text:style-name="P1"/>
            <text:p text:style-name="P1"/>
            <text:p text:style-name="P1">Then we have Governance and Administration services, these services include security, identity, and observability and management. We have unique features like compartments that make it operationally easier to manage large and complex environments. Security is integrated into every aspect of OCI, whether it's automatic detection or remediation, what we typically refer as Cloud Security Posture Management, robust network protection or encryption by default.</text:p>
            <text:p text:style-name="P1"/>
            <text:p text:style-name="P1"/>
            <text:p text:style-name="P1">We have an integrated observability and management platform with features like logging, logging analytics, and Application Performance Management and much more.</text:p>
            <text:p text:style-name="P1"/>
            <text:p text:style-name="P1">Then we have a bunch of developer services. We have a managed low code service called APEX, several other developer services, and a managed Terraform service called Resource Manager.</text:p>
            <text:p text:style-name="P1"/>
            <text:p text:style-name="P1"/>
            <text:p text:style-name="P1">For analytics, we have a managed analytics service called Oracle Analytics Cloud that integrates with various third-party solutions.</text:p>
            <text:p text:style-name="P1"/>
            <text:p text:style-name="P1">Under Application services, we have a managed serverless offering, call functions, and API gateway and an Events Service to help you create microservices and event driven architectures.</text:p>
            <text:p text:style-name="P1"/>
            <text:p text:style-name="P1"/>
            <text:p text:style-name="P1">We have a comprehensive connected SaaS suite across your entire business, finance, Human Resources, supply chain, manufacturing, advertising, sales, customer service, and marketing all running on OCI.</text:p>
            <text:p text:style-name="P1"/>
            <text:p text:style-name="P1">That's a long list. And these seven categories and the services mentioned represent just a small fraction of more than 80 services currently available in OCI.</text:p>
            <text:p text:style-name="P1"/>
            <text:p text:style-name="P1">Fortunately, it is quick and easy to try out a new service using our industry-leading Free Tier account. We are the first cloud to offer a server for just a penny per core hour.</text:p>
            <text:p text:style-name="P1"/>
            <text:p text:style-name="P1"/>
            <text:p text:style-name="P1"><text:soft-page-break/>Whether you're starting with Oracle Cloud Infrastructure or migrating your entire data set into it, we can support you in your journey to the cloud. That's it. OCI, a broad and deep cloud platform. Thanks for watching.</text:p>
          </table:table-cell>
          <table:table-cell table:style-name="Tabela1.B1" office:value-type="string">
            <text:p text:style-name="P1">Algumas das maiores empresas do mundo estão executando suas cargas de trabalho de missão crítica na plataforma de nuvem de próxima geração da Oracle chamada Oracle Cloud Infrastructure. E hoje, estou muito animado para contar mais sobre isso. Nesta lição, você verá uma visão geral do que pode fazer no OCI. Vamos começar.</text:p>
            <text:p text:style-name="P1"/>
            <text:p text:style-name="P1">Para simplificar, vamos dividi-los em sete categorias principais: Infraestrutura central, Serviços de banco de dados, Dados e IA, Análise, Governança e administração, Serviços para desenvolvedores e Serviços de aplicativos.</text:p>
            <text:p text:style-name="P1"/>
            <text:p text:style-name="P1">Mas primeiro, a base de qualquer plataforma de nuvem é a presença global das regiões. Temos muitas regiões geralmente disponíveis no mundo, juntamente com suporte Multi-Cloud com Microsoft Azure e uma oferta híbrida diferenciada chamada Dedicated Region Cloud at Customer.</text:p>
            <text:p text:style-name="P1"/>
            <text:p text:style-name="P1">Temos blocos de construção em cima dessa presença global, as sete categorias que acabamos de mencionar. Na parte inferior, temos as primitivas centrais - computação, armazenamento e rede. Os Serviços de Computação abrangem Máquinas Virtuais, Servidores Bare Metal, contêineres, um Serviço Kubernetes gerenciado e um Serviço VMWare gerenciado.</text:p>
            <text:p text:style-name="P1"/>
            <text:p text:style-name="P1">Esses serviços são principalmente para realizar cálculos, executar lógica e executar aplicativos. O armazenamento em nuvem inclui discos anexados a máquinas virtuais, armazenamento de arquivos, armazenamento de objetos, armazenamento de arquivos e serviços de migração de dados. A OCI oferece uma gama completa de serviços de armazenamento para você armazenar, acessar, controlar e analisar seus dados estruturados ou não estruturados.</text:p>
            <text:p text:style-name="P1"/>
            <text:p text:style-name="P1">Os recursos de rede permitem que você configure redes privadas definidas por software no Oracle Cloud. A OCI fornece o conjunto mais amplo e profundo de serviços de rede com a mais alta confiabilidade, a maioria dos recursos de segurança e o mais alto desempenho.</text:p>
            <text:p text:style-name="P1"/>
            <text:p text:style-name="P1">Depois temos os Serviços de Banco de Dados, temos vários tipos de serviços de banco de dados, tanto Oracle quanto de código aberto. Somos a única nuvem que executa bancos de dados autônomos e vários tipos deles, incluindo OLTP, OLAP e JSON.</text:p>
            <text:p text:style-name="P1"/>
            <text:p text:style-name="P1">E então você pode executar bancos de dados e máquinas virtuais, servidores Bare Metal ou até Exadata na nuvem. Você também pode executar bancos de dados de código aberto, como MySQL e NoSQL no Oracle Cloud Infrastructure.</text:p>
            <text:p text:style-name="P1"/>
            <text:p text:style-name="P1">Data and AI Services, temos um serviço gerenciado <text:soft-page-break/>Apache Spark chamado Dataflow, um serviço gerenciado para rastrear artefatos de dados em OCI chamado Data Catalog e um serviço gerenciado para ingestão de dados e ETL chamado Data Integration.</text:p>
            <text:p text:style-name="P1"/>
            <text:p text:style-name="P1">Também temos uma plataforma de ciência de dados gerenciada para modelos e treinamento de machine learning. Também temos um serviço Apache Kafka gerenciado para casos de uso de streaming de eventos.</text:p>
            <text:p text:style-name="P1"/>
            <text:p text:style-name="P1">Então temos os serviços de Governança e Administração, esses serviços incluem segurança, identidade e observabilidade e gerenciamento. Temos recursos exclusivos, como compartimentos, que facilitam operacionalmente o gerenciamento de ambientes grandes e complexos. A segurança está integrada em todos os aspectos da OCI, seja detecção ou correção automática, o que normalmente chamamos de Cloud Security Posture Management, proteção de rede robusta ou criptografia por padrão.</text:p>
            <text:p text:style-name="P1"/>
            <text:p text:style-name="P1">Temos uma plataforma integrada de observabilidade e gerenciamento com recursos como registro, análise de registro e gerenciamento de desempenho de aplicativos e muito mais.</text:p>
            <text:p text:style-name="P1"/>
            <text:p text:style-name="P1">Então nós temos um monte de serviços para desenvolvedores. Temos um serviço gerenciado de baixo código chamado APEX, vários outros serviços para desenvolvedores e um serviço gerenciado Terraform chamado Resource Manager.</text:p>
            <text:p text:style-name="P1"/>
            <text:p text:style-name="P1">Para análises, temos um serviço de análise gerenciada chamado Oracle Analytics Cloud que se integra a várias soluções de terceiros.</text:p>
            <text:p text:style-name="P1"/>
            <text:p text:style-name="P1">Em Serviços de aplicativo, temos uma oferta sem servidor gerenciada, funções de chamada e gateway de API e um Serviço de eventos para ajudá-lo a criar microsserviços e arquiteturas orientadas a eventos.</text:p>
            <text:p text:style-name="P1"/>
            <text:p text:style-name="P1">Temos um conjunto abrangente de SaaS conectado em todo o seu negócio, finanças, recursos humanos, cadeia de suprimentos, fabricação, publicidade, vendas, atendimento ao cliente e marketing, todos executados em OCI.</text:p>
            <text:p text:style-name="P1"/>
            <text:p text:style-name="P1">Essa é uma longa lista. E essas sete categorias e os serviços mencionados representam apenas uma pequena fração dos mais de 80 serviços atualmente disponíveis no OCI.</text:p>
            <text:p text:style-name="P1"/>
            <text:p text:style-name="P1">Felizmente, é rápido e fácil experimentar um novo serviço usando nossa conta de nível gratuito líder do setor. Somos a primeira nuvem a oferecer um servidor por apenas um centavo por hora de núcleo.</text:p>
            <text:p text:style-name="P1"/>
            <text:p text:style-name="P1"/>
            <text:p text:style-name="P1"><text:soft-page-break/>Esteja você começando com o Oracle Cloud Infrastructure ou migrando todo o seu conjunto de dados para ele, podemos apoiá-lo em sua jornada para a nuvem. É isso. OCI, uma plataforma de nuvem ampla e profunda. Obrigado por assistir.</text:p>
            <text:p text:style-name="P1"/>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8T11:27:50.743000000</dc:date>
    <meta:editing-duration>PT10M59S</meta:editing-duration>
    <meta:editing-cycles>2</meta:editing-cycles>
    <meta:generator>LibreOffice/7.3.3.2$Windows_X86_64 LibreOffice_project/d1d0ea68f081ee2800a922cac8f79445e4603348</meta:generator>
    <meta:document-statistic meta:table-count="1" meta:image-count="0" meta:object-count="0" meta:page-count="3" meta:paragraph-count="38" meta:word-count="1393" meta:character-count="9156" meta:non-whitespace-character-count="7801"/>
  </office:meta>
</office:document-meta>
</file>